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automatic-styles>
    <style:style style:name="P1" style:family="paragraph" style:parent-style-name="Standard">
      <style:paragraph-properties style:line-height-at-least="0.2083in"/>
      <style:text-properties fo:color="#000000" loext:opacity="100%" style:font-name="SourceCodePro, monospace" fo:font-size="11.25pt" fo:font-weight="normal" fo:background-color="#fffffe"/>
    </style:style>
    <style:style style:name="P2" style:family="paragraph" style:parent-style-name="Standard">
      <style:paragraph-properties style:line-height-at-least="0.2083in"/>
      <style:text-properties fo:color="#000000" loext:opacity="100%" fo:background-color="#fffffe"/>
    </style:style>
    <style:style style:name="P3" style:family="paragraph" style:parent-style-name="Standard">
      <style:paragraph-properties style:line-height-at-least="0.2083in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SourceCodePro, monospace" fo:font-size="11.25pt" fo:font-weight="normal"/>
    </style:style>
    <style:style style:name="T3" style:family="text">
      <style:text-properties fo:color="#137c36" loext:opacity="100%"/>
    </style:style>
    <style:style style:name="T4" style:family="text">
      <style:text-properties fo:color="#137c36" loext:opacity="100%" style:font-name="SourceCodePro, monospace" fo:font-size="11.25pt" fo:font-weight="normal"/>
    </style:style>
    <style:style style:name="T5" style:family="text">
      <style:text-properties style:font-name="SourceCodePro, monospace" fo:font-size="11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 counter = <text:span text:style-name="T3">0</text:span></text:p>
      <text:p text:style-name="P2">    <text:span text:style-name="T2">for</text:span><text:span text:style-name="T5">(</text:span><text:span text:style-name="T2">let</text:span><text:span text:style-name="T5"> i = </text:span><text:span text:style-name="T4">0</text:span><text:span text:style-name="T5">; i &lt; n; i++) {</text:span></text:p>
      <text:p text:style-name="P2">    <text:span text:style-name="T2">for</text:span><text:span text:style-name="T5">(</text:span><text:span text:style-name="T2">let</text:span><text:span text:style-name="T5"> j = i+</text:span><text:span text:style-name="T4">1</text:span><text:span text:style-name="T5">; j &lt; n; j++ ) {</text:span></text:p>
      <text:p text:style-name="P2">     <text:span text:style-name="T2">let</text:span><text:span text:style-name="T5"> sum = ar[i] + ar[j]</text:span></text:p>
      <text:p text:style-name="P2">    <text:span text:style-name="T2">if</text:span><text:span text:style-name="T5">(sum % k === </text:span><text:span text:style-name="T4">0</text:span><text:span text:style-name="T5">) {</text:span></text:p>
      <text:p text:style-name="P2">        <text:span text:style-name="T5">counter++</text:span></text:p>
      <text:p text:style-name="P2">    <text:span text:style-name="T5">}   </text:span></text:p>
      <text:p text:style-name="P2">    <text:span text:style-name="T5">}</text:span></text:p>
      <text:p text:style-name="P2">       </text:p>
      <text:p text:style-name="P1">}</text:p>
      <text:p text:style-name="P3"/>
      <text:p text:style-name="P1"><text:span text:style-name="T1">return</text:span> counter</text:p>
      <text:p text:style-name="P3"/>
      <text:p text:style-name="P1">}</text:p>
      <text:p text:style-name="P2">   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6:08:20.140361800</meta:creation-date>
    <dc:date>2023-01-30T16:16:34.665644793</dc:date>
    <meta:editing-duration>PT8M15S</meta:editing-duration>
    <meta:editing-cycles>1</meta:editing-cycles>
    <meta:document-statistic meta:table-count="0" meta:image-count="0" meta:object-count="0" meta:page-count="1" meta:paragraph-count="13" meta:word-count="42" meta:character-count="190" meta:non-whitespace-character-count="112"/>
    <meta:generator>LibreOffice/7.3.7.2$Linux_X86_64 LibreOffice_project/30$Build-2</meta:generator>
  </office:meta>
</office:document-meta>
</file>